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7F559D0.png" manifest:media-type="image/png"/>
  <manifest:file-entry manifest:full-path="Pictures/10000000000007800000043887B5DA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Blue">
      <style:graphic-properties draw:fill="solid" draw:fill-color="#7f59ae" style:writing-mode="lr-tb" loext:decorative="false"/>
      <style:paragraph-properties style:writing-mode="lr-tb"/>
    </style:style>
    <style:style style:name="gr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5" style:family="graphic" style:parent-style-name="Filled_20_Cyan">
      <style:graphic-properties style:writing-mode="lr-tb" loext:decorative="false"/>
      <style:paragraph-properties style:writing-mode="lr-tb"/>
    </style:style>
    <style:style style:name="gr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7" style:family="graphic" style:parent-style-name="Filled_20_Red">
      <style:graphic-properties draw:fill="solid" draw:fill-color="#e54b89" style:writing-mode="lr-tb" loext:decorative="false"/>
      <style:paragraph-properties style:writing-mode="lr-tb"/>
    </style:style>
    <style:style style:name="gr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9" style:family="graphic" style:parent-style-name="Filled_20_Yellow">
      <style:graphic-properties draw:fill="solid" draw:fill-color="#f8b622" style:writing-mode="lr-tb" loext:decorative="false"/>
      <style:paragraph-properties style:writing-mode="lr-tb"/>
    </style:style>
    <style:style style:name="gr1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1" style:family="graphic" style:parent-style-name="Filled_20_Yellow">
      <style:graphic-properties draw:fill="solid" draw:fill-color="#f8b622" loext:decorative="false"/>
    </style:style>
    <style:style style:name="gr12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3" style:family="graphic" style:parent-style-name="Filled_20_Red">
      <style:graphic-properties draw:fill="solid" draw:fill-color="#e54b89" loext:decorative="false"/>
    </style:style>
    <style:style style:name="gr14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5" style:family="graphic" style:parent-style-name="Filled_20_Cyan">
      <style:graphic-properties loext:decorative="false"/>
    </style:style>
    <style:style style:name="gr16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7" style:family="graphic" style:parent-style-name="Filled_20_Blue">
      <style:graphic-properties draw:fill="solid" draw:fill-color="#7f59ae" loext:decorative="false"/>
    </style:style>
    <style:style style:name="gr1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9" style:family="graphic" style:parent-style-name="Filled_20_Blue">
      <style:graphic-properties draw:fill="solid" draw:fill-color="#7f59ae" draw:opacity="50%" loext:decorative="false"/>
    </style:style>
    <style:style style:name="gr20" style:family="graphic" style:parent-style-name="Filled_20_Blue">
      <style:graphic-properties draw:fill="solid" draw:fill-color="#ffffff" draw:opacity="50%" loext:decorative="false"/>
    </style:style>
    <style:style style:name="gr21" style:family="graphic" style:parent-style-name="Filled_20_Yellow">
      <style:graphic-properties draw:fill="solid" draw:fill-color="#f8b622" draw:opacity="50%" loext:decorative="false"/>
    </style:style>
    <style:style style:name="gr22" style:family="graphic" style:parent-style-name="standard">
      <style:graphic-properties draw:stroke="solid" svg:stroke-width="0.15cm" svg:stroke-color="#ffffff" draw:stroke-linejoin="round" svg:stroke-linecap="round" draw:fill="solid" draw:fill-color="#ffffff" draw:textarea-horizontal-align="center" draw:textarea-vertical-align="middle" fo:padding-top="0.2cm" fo:padding-bottom="0.2cm" fo:padding-left="0.325cm" fo:padding-right="0.325cm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0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opic_20_Title_20_1-title">
      <style:graphic-properties fo:min-height="0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Content-outline1">
      <style:graphic-properties fo:min-height="0cm" loext:decorative="false"/>
      <style:paragraph-properties style:writing-mode="lr-tb"/>
    </style:style>
    <style:style style:name="pr11" style:family="presentation" style:parent-style-name="Content-subtitle">
      <style:graphic-properties draw:fill-color="#ffffff" draw:auto-grow-height="false" fo:min-height="0cm" loext:decorative="false"/>
      <style:paragraph-properties style:writing-mode="lr-tb"/>
    </style:style>
    <style:style style:name="pr12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Sample_20_Article-title">
      <style:graphic-properties fo:min-height="0cm" loext:decorative="false"/>
      <style:paragraph-properties style:writing-mode="lr-tb"/>
    </style:style>
    <style:style style:name="pr14" style:family="presentation" style:parent-style-name="Sample_20_Article-outline1">
      <style:graphic-properties fo:min-height="0cm" loext:decorative="false"/>
      <style:paragraph-properties style:writing-mode="lr-tb"/>
    </style:style>
    <style:style style:name="pr15" style:family="presentation" style:parent-style-name="Sample_20_Article-subtitle">
      <style:graphic-properties draw:fill-color="#ffffff" fo:min-height="0cm" loext:decorative="false"/>
      <style:paragraph-properties style:writing-mode="lr-tb"/>
    </style:style>
    <style:style style:name="pr16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/>
    </style:style>
    <style:style style:name="P3" style:family="paragraph">
      <loext:graphic-properties draw:fill="solid" draw:fill-color="#7f59ae"/>
      <style:paragraph-properties style:writing-mode="lr-tb"/>
      <style:text-properties fo:color="#ffffff" loext:opacity="100%"/>
    </style:style>
    <style:style style:name="P4" style:family="paragraph">
      <loext:graphic-properties draw:fill="none"/>
      <style:text-properties fo:color="#7f59ae" loext:opacity="100%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e54b89"/>
      <style:paragraph-properties style:writing-mode="lr-tb"/>
      <style:text-properties fo:color="#ffffff" loext:opacity="100%"/>
    </style:style>
    <style:style style:name="P7" style:family="paragraph">
      <style:text-properties fo:color="#000000" loext:opacity="100%"/>
    </style:style>
    <style:style style:name="P8" style:family="paragraph">
      <loext:graphic-properties draw:fill="solid" draw:fill-color="#f8b622"/>
      <style:paragraph-properties style:writing-mode="lr-tb"/>
      <style:text-properties fo:color="#000000" loext:opacity="100%"/>
    </style:style>
    <style:style style:name="P9" style:family="paragraph">
      <loext:graphic-properties draw:fill="none"/>
      <style:text-properties fo:color="#f8b622" loext:opacity="100%"/>
    </style:style>
    <style:style style:name="P10" style:family="paragraph">
      <style:paragraph-properties fo:text-align="end"/>
      <style:text-properties fo:color="#60c4e4" loext:opacity="100%"/>
    </style:style>
    <style:style style:name="P11" style:family="paragraph">
      <loext:graphic-properties draw:fill-color="#ffffff"/>
      <style:paragraph-properties fo:text-align="end"/>
      <style:text-properties fo:color="#60c4e4" loext:opacity="100%"/>
    </style:style>
    <style:style style:name="P12" style:family="paragraph">
      <loext:graphic-properties draw:fill-color="#ffffff"/>
      <style:paragraph-properties fo:text-align="start"/>
      <style:text-properties fo:color="#e54b89" loext:opacity="100%"/>
    </style:style>
    <style:style style:name="P13" style:family="paragraph">
      <loext:graphic-properties draw:fill-color="#ffffff"/>
      <style:paragraph-properties fo:text-align="end"/>
      <style:text-properties fo:color="#f8b622" loext:opacity="100%"/>
    </style:style>
    <style:style style:name="P14" style:family="paragraph">
      <loext:graphic-properties draw:fill="solid" draw:fill-color="#f8b622"/>
      <style:text-properties fo:color="#000000" loext:opacity="100%"/>
    </style:style>
    <style:style style:name="P15" style:family="paragraph">
      <loext:graphic-properties draw:fill="solid" draw:fill-color="#ffffff"/>
      <style:text-properties fo:color="#f8b622" loext:opacity="100%"/>
    </style:style>
    <style:style style:name="P16" style:family="paragraph">
      <loext:graphic-properties draw:fill="solid" draw:fill-color="#e54b89"/>
      <style:text-properties fo:color="#ffffff" loext:opacity="100%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7f59ae"/>
      <style:text-properties fo:color="#ffffff" loext:opacity="100%"/>
    </style:style>
    <style:style style:name="P19" style:family="paragraph">
      <loext:graphic-properties draw:fill="solid" draw:fill-color="#ffffff"/>
      <style:text-properties fo:color="#7f59ae" loext:opacity="100%"/>
    </style:style>
    <style:style style:name="P20" style:family="paragraph">
      <loext:graphic-properties draw:fill="solid" draw:fill-color="#7f59ae" draw:opacity="50%"/>
      <style:text-properties fo:color="#ffffff" loext:opacity="100%"/>
    </style:style>
    <style:style style:name="P21" style:family="paragraph">
      <loext:graphic-properties draw:fill="solid" draw:fill-color="#ffffff" draw:opacity="50%"/>
      <style:text-properties fo:color="#ffffff" loext:opacity="100%"/>
    </style:style>
    <style:style style:name="P22" style:family="paragraph">
      <loext:graphic-properties draw:fill="solid" draw:fill-color="#f8b622" draw:opacity="50%"/>
      <style:text-properties fo:color="#000000" loext:opacity="100%"/>
    </style:style>
    <style:style style:name="P23" style:family="paragraph">
      <loext:graphic-properties draw:fill-color="#ffffff"/>
      <style:paragraph-properties fo:text-align="end"/>
    </style:style>
    <style:style style:name="P24" style:family="paragraph">
      <loext:graphic-properties draw:fill-color="#ffffff"/>
      <style:paragraph-properties fo:text-align="start"/>
      <style:text-properties fo:color="#f8b622" loext:opacity="100%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 presentation:user-transformed="true">
          <draw:text-box>
            <text:p>Jag gillar godis</text:p>
          </draw:text-box>
        </draw:frame>
        <draw:frame presentation:style-name="pr2" draw:text-style-name="P1" draw:layer="layout" svg:width="23.5cm" svg:height="2.2cm" svg:x="2.25cm" svg:y="6cm" presentation:class="subtitle" presentation:user-transformed="true">
          <draw:text-box>
            <text:p>Godis är got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g draw:style-name="gr2">
          <draw:custom-shape draw:style-name="gr3" draw:text-style-name="P3" draw:layer="layout" svg:width="1.365cm" svg:height="1.365cm" svg:x="11.335cm" svg:y="1.72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21.886cm" svg:y1="3.02cm" svg:x2="12cm" svg:y2="3.02cm">
            <text:p/>
          </draw:line>
        </draw:g>
        <draw:g draw:style-name="gr2">
          <draw:custom-shape draw:style-name="gr5" draw:text-style-name="P5" draw:layer="layout" svg:width="1.365cm" svg:height="1.365cm" svg:x="18.5cm" svg:y="4.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9.144cm" svg:y1="5.9cm" svg:x2="19.036cm" svg:y2="5.9cm">
            <text:p/>
          </draw:line>
        </draw:g>
        <draw:g draw:style-name="gr2">
          <draw:custom-shape draw:style-name="gr7" draw:text-style-name="P6" draw:layer="layout" svg:width="1.365cm" svg:height="1.365cm" svg:x="11.335cm" svg:y="7.33cm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layer="layout" svg:x1="21.886cm" svg:y1="8.63cm" svg:x2="12cm" svg:y2="8.63cm">
            <text:p/>
          </draw:line>
        </draw:g>
        <draw:g draw:style-name="gr2">
          <draw:custom-shape draw:style-name="gr9" draw:text-style-name="P8" draw:layer="layout" svg:width="1.365cm" svg:height="1.365cm" svg:x="18.5cm" svg:y="10.2cm">
            <text:p text:style-name="P7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9" draw:layer="layout" svg:x1="9.144cm" svg:y1="11.5cm" svg:x2="19.036cm" svg:y2="11.5cm">
            <text:p/>
          </draw:line>
        </draw:g>
        <draw:g draw:style-name="gr2">
          <draw:custom-shape draw:style-name="gr3" draw:text-style-name="P3" draw:layer="layout" svg:width="1.365cm" svg:height="1.365cm" svg:x="11.335cm" svg:y="12.66cm">
            <text:p text:style-name="P2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21.886cm" svg:y1="13.96cm" svg:x2="12cm" svg:y2="13.96cm">
            <text:p/>
          </draw:line>
        </draw:g>
        <draw:frame presentation:style-name="pr4" draw:text-style-name="P1" draw:layer="layout" svg:width="8.7cm" svg:height="1.3cm" svg:x="13cm" svg:y="1.72cm" presentation:class="subtitle" presentation:user-transformed="true">
          <draw:text-box>
            <text:p>En start</text:p>
          </draw:text-box>
        </draw:frame>
        <draw:frame presentation:style-name="pr5" draw:text-style-name="P11" draw:layer="layout" svg:width="8.7cm" svg:height="1.3cm" svg:x="9.4cm" svg:y="4.6cm" presentation:class="subtitle" presentation:user-transformed="true">
          <draw:text-box>
            <text:p text:style-name="P10">Kan bli bättre</text:p>
          </draw:text-box>
        </draw:frame>
        <draw:frame presentation:style-name="pr5" draw:text-style-name="P12" draw:layer="layout" svg:width="8.7cm" svg:height="1.3cm" svg:x="13cm" svg:y="7.33cm" presentation:class="subtitle" presentation:placeholder="true" presentation:user-transformed="true">
          <draw:text-box/>
        </draw:frame>
        <draw:frame presentation:style-name="pr5" draw:text-style-name="P13" draw:layer="layout" svg:width="8.7cm" svg:height="1.3cm" svg:x="9.4cm" svg:y="10.2cm" presentation:class="subtitle" presentation:placeholder="true" presentation:user-transformed="true">
          <draw:text-box/>
        </draw:frame>
        <draw:frame presentation:style-name="pr4" draw:text-style-name="P1" draw:layer="layout" svg:width="8.7cm" svg:height="1.3cm" svg:x="13cm" svg:y="12.66cm" presentation:class="subtitle" presentation:placeholder="true" presentation:user-transformed="true">
          <draw:text-box/>
        </draw:frame>
        <draw:frame presentation:style-name="pr6" draw:layer="layout" svg:width="13.75cm" svg:height="3.125cm" draw:transform="rotate (-1.5707963267949) translate (26.69cm 1cm)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3" draw:text-style-name="P3" draw:layer="layout" svg:width="3.111cm" svg:height="3.111cm" svg:x="9.8cm" svg:y="5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12cm" svg:height="3cm" svg:x="13cm" svg:y="4.75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33">
        <draw:path draw:style-name="gr11" draw:text-style-name="P14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2">
          <draw:line draw:style-name="gr12" draw:text-style-name="P15" draw:layer="layout" svg:x1="20.23cm" svg:y1="5.434cm" svg:x2="20.23cm" svg:y2="4.206cm">
            <text:p/>
          </draw:line>
          <draw:custom-shape draw:style-name="gr11" draw:text-style-name="P14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5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3" draw:text-style-name="P16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2">
          <draw:line draw:style-name="gr14" draw:text-style-name="P17" draw:layer="layout" svg:x1="16cm" svg:y1="10.31cm" svg:x2="16cm" svg:y2="11.54cm">
            <text:p/>
          </draw:line>
          <draw:custom-shape draw:style-name="gr13" draw:text-style-name="P16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7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5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2">
          <draw:line draw:style-name="gr16" draw:text-style-name="P17" draw:layer="layout" svg:x1="11.9cm" svg:y1="5.434cm" svg:x2="11.9cm" svg:y2="4.206cm">
            <text:p/>
          </draw:line>
          <draw:custom-shape draw:style-name="gr15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7" draw:text-style-name="P18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2">
          <draw:line draw:style-name="gr18" draw:text-style-name="P19" draw:layer="layout" svg:x1="7.7cm" svg:y1="10.31cm" svg:x2="7.7cm" svg:y2="11.54cm">
            <text:p/>
          </draw:line>
          <draw:custom-shape draw:style-name="gr17" draw:text-style-name="P18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8" draw:text-style-name="P19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0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1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2" draw:text-style-name="P15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1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0" draw:layer="layout" svg:width="5.5cm" svg:height="3.457cm" svg:x="4.9cm" svg:y="11.7cm" presentation:class="outline" presentation:placeholder="true" presentation:user-transformed="true">
          <draw:text-box/>
        </draw:frame>
        <draw:frame presentation:style-name="pr10" draw:layer="layout" svg:width="5.5cm" svg:height="3.457cm" svg:x="13.1cm" svg:y="11.7cm" presentation:class="outline" presentation:placeholder="true" presentation:user-transformed="true">
          <draw:text-box/>
        </draw:frame>
        <draw:frame presentation:style-name="pr10" draw:layer="layout" svg:width="5.5cm" svg:height="3.457cm" svg:x="8.9cm" svg:y="0.7cm" presentation:class="outline" presentation:placeholder="true" presentation:user-transformed="true">
          <draw:text-box/>
        </draw:frame>
        <draw:frame presentation:style-name="pr10" draw:layer="layout" svg:width="5.5cm" svg:height="3.457cm" svg:x="17.5cm" svg:y="0.7cm" presentation:class="outline" presentation:placeholder="true" presentation:user-transformed="true">
          <draw:text-box/>
        </draw:frame>
        <draw:frame presentation:style-name="pr11" draw:text-style-name="P23" draw:layer="layout" svg:width="4cm" svg:height="3cm" svg:x="0.9cm" svg:y="6.3cm" presentation:class="subtitle" presentation:placeholder="true" presentation:user-transformed="true">
          <draw:text-box/>
        </draw:frame>
        <draw:frame presentation:style-name="pr11" draw:text-style-name="P24" draw:layer="layout" svg:width="4cm" svg:height="3cm" svg:x="23cm" svg:y="6.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ample_20_Article" presentation:presentation-page-layout-name="AL3T33">
        <draw:frame presentation:style-name="pr13" draw:layer="backgroundobjects" svg:width="25.2cm" svg:height="2.629cm" svg:x="1.4cm" svg:y="0.628cm" presentation:class="title" presentation:placeholder="true">
          <draw:text-box/>
        </draw:frame>
        <draw:path draw:style-name="gr22" draw:text-style-name="P17" draw:layer="layout" svg:width="1.291cm" svg:height="1.228cm" svg:x="2.855cm" svg:y="4.675cm" svg:viewBox="0 0 1292 1229" svg:d="M1045 1229c-133-71-266-143-399-214-133 71-266 142-399 213 27-148 53-297 80-445-109-105-218-209-327-314 150-21 299-41 449-62 66-136 131-271 197-407 66 136 132 271 198 407 149 21 299 41 448 62-109 105-218 209-327 314 27 149 53 297 80 446z">
          <text:p/>
        </draw:path>
        <draw:path draw:style-name="gr22" draw:text-style-name="P17" draw:layer="layout" svg:width="0.981cm" svg:height="1.279cm" svg:x="10.011cm" svg:y="4.649cm" svg:viewBox="0 0 982 1280" svg:d="M640 0c-112 0-223 30-320 86s-178 137-234 234-86 208-86 320 30 223 86 320 137 178 234 234 208 86 320 86 222-30 319-86c8-4 15-9 23-13-30 4-60 7-90 7-100 0-198-26-284-76s-158-122-208-208-76-184-76-284 26-198 76-284 122-158 208-208 184-76 284-76c-80-34-166-52-252-52z">
          <text:p/>
        </draw:path>
        <draw:path draw:style-name="gr22" draw:text-style-name="P17" draw:layer="layout" svg:width="1.422cm" svg:height="1.423cm" svg:x="16.79cm" svg:y="4.577cm" svg:viewBox="0 0 1423 1424" svg:d="M802 1424c-61-123-123-247-184-370-115 75-231 150-346 225 44-130 88-261 132-391-135-29-269-57-404-86 123-61 246-123 369-184-75-115-150-231-225-346 131 44 261 88 392 132 28-135 57-269 85-404 61 123 123 247 184 370 115-75 231-151 346-226-44 131-88 261-132 392 135 28 269 57 404 85-123 61-247 123-370 184 75 115 151 231 226 346-131-44-261-88-392-132-28 135-57 270-85 405z">
          <text:p/>
        </draw:path>
        <draw:path draw:style-name="gr22" draw:text-style-name="P17" draw:layer="layout" svg:width="1.671cm" svg:height="1.103cm" svg:x="23.664cm" svg:y="4.737cm" svg:viewBox="0 0 1672 1104" svg:d="M690 258c59-366 743-349 683 89 692 186 12 979-345 531-411 433-868 178-1010-215-102-281 233-734 672-405z">
          <text:p/>
        </draw:path>
        <draw:frame presentation:style-name="pr14" draw:layer="layout" svg:width="6.3cm" svg:height="5cm" svg:x="0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7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14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21.35cm" svg:y="8.3cm" presentation:class="outline" presentation:placeholder="true" presentation:user-transformed="true">
          <draw:text-box/>
        </draw:frame>
        <draw:frame presentation:style-name="pr15" draw:text-style-name="P1" draw:layer="layout" svg:width="6.3cm" svg:height="1.8cm" svg:x="0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7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14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21.35cm" svg:y="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00000078000000438F7F559D0.png" xlink:type="simple" xlink:show="embed" xlink:actuate="onLoad"/>
    <draw:marker draw:name="Arrow" svg:viewBox="0 0 20 30" svg:d="M10 0l-10 30h20z"/>
    <style:default-style style:family="graphic">
      <style:graphic-properties svg:stroke-color="#7f59ae" draw:fill-color="#60c4e4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sv" fo:country="SE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2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text:span text:style-name="MT1"><presentation:footer/></text:span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text:span text:style-name="MT1"><presentation:footer/></text:span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2.4.3$Windows_X86_64 LibreOffice_project/33e196637044ead23f5c3226cde09b47731f7e27</meta:generator>
    <meta:creation-date>2025-06-15T22:46:01.129206600</meta:creation-date>
    <meta:editing-duration>PT1M20S</meta:editing-duration>
    <meta:editing-cycles>4</meta:editing-cycles>
    <dc:date>2025-06-15T23:07:22.926987000</dc:date>
    <meta:document-statistic meta:object-count="350"/>
  </office:meta>
</office:document-meta>
</file>